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 Bold" svg:font-family="'Source Han Sans CN Bold'" style:font-family-generic="swiss" style:font-pitch="variable"/>
    <style:font-face style:name="Source Han Sans CN Regular" svg:font-family="'Source Han Sans CN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style:font-name="Source Han Sans CN Bold" officeooo:rsid="00187331" officeooo:paragraph-rsid="00187331"/>
    </style:style>
    <style:style style:name="P2" style:family="paragraph" style:parent-style-name="Subtitle">
      <style:text-properties style:font-name="Source Han Sans CN Bold" officeooo:paragraph-rsid="00187331"/>
    </style:style>
    <style:style style:name="P3" style:family="paragraph" style:parent-style-name="Subtitle">
      <style:text-properties style:font-name="Source Han Sans CN Bold" officeooo:rsid="0019c007" officeooo:paragraph-rsid="0019c007"/>
    </style:style>
    <style:style style:name="P4" style:family="paragraph" style:parent-style-name="Text_20_body">
      <style:text-properties fo:font-variant="normal" fo:text-transform="none" fo:color="#111111" style:font-name="Source Han Sans CN Regular" fo:font-size="10pt" fo:letter-spacing="normal" fo:font-style="normal" fo:font-weight="bold" officeooo:rsid="001af55d" officeooo:paragraph-rsid="001af55d" style:font-size-asian="10pt" style:font-weight-asian="bold" style:font-size-complex="10pt" style:font-weight-complex="bold" fo:padding="0cm" fo:border="none"/>
    </style:style>
    <style:style style:name="P5" style:family="paragraph" style:parent-style-name="Text_20_body">
      <style:text-properties style:font-name="Source Han Sans CN Regular" fo:font-size="10pt" fo:font-weight="normal" officeooo:rsid="0020fd86" officeooo:paragraph-rsid="0020fd86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Source Han Sans CN Regular" fo:font-size="10pt" fo:font-weight="bold" officeooo:rsid="0019c007" officeooo:paragraph-rsid="0019c007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Source Han Sans CN Regular" fo:font-size="10pt" fo:font-weight="bold" officeooo:rsid="0019c007" officeooo:paragraph-rsid="0019c007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Source Han Sans CN Regular" fo:font-size="10pt" fo:font-weight="normal" officeooo:rsid="0026fc6a" officeooo:paragraph-rsid="0026fc6a" style:font-size-asian="10pt" style:font-weight-asian="normal" style:font-size-complex="10pt" style:font-weight-complex="normal"/>
    </style:style>
    <style:style style:name="P9" style:family="paragraph" style:parent-style-name="Text_20_body">
      <style:text-properties fo:font-variant="normal" fo:text-transform="none" fo:color="#111111" style:font-name="Source Han Sans CN Regular" fo:font-size="10pt" fo:letter-spacing="normal" fo:font-style="normal" fo:font-weight="bold" officeooo:rsid="001af55d" officeooo:paragraph-rsid="001af55d" style:font-size-asian="10pt" style:font-weight-asian="bold" style:font-size-complex="10pt" style:font-weight-complex="bold" fo:padding="0cm" fo:border="none"/>
    </style:style>
    <style:style style:name="T1" style:family="text">
      <style:text-properties officeooo:rsid="001fb7f3"/>
    </style:style>
    <style:style style:name="T2" style:family="text">
      <style:text-properties officeooo:rsid="00213763"/>
    </style:style>
    <style:style style:name="T3" style:family="text">
      <style:text-properties officeooo:rsid="002272ec"/>
    </style:style>
    <style:style style:name="T4" style:family="text">
      <style:text-properties officeooo:rsid="002b827b"/>
    </style:style>
    <style:style style:name="T5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I347 Web and Networking </text:p>
      <text:p text:style-name="P1">Reflective Report</text:p>
      <text:p text:style-name="P3">Dominic Rathbone</text:p>
      <text:p text:style-name="P6">What did I already know before the experience?</text:p>
      <text:p text:style-name="P5">Before starting my <text:span text:style-name="T2">web </text:span>tutorial, I alre<text:span text:style-name="T3">ady had experience in producing web pages using HTML, CSS and JavaScript through using it in my own time and in university. Through my year in industry, I also developed knowledge of the domain the tutorial was focused on as I had used Spring Boot and RESTful API design to produce web services that client side web applications used.</text:span></text:p>
      <text:p text:style-name="P6">What did I learn from the experience? </text:p>
      <text:p text:style-name="P8">Although I had used spring boot previously, <text:span text:style-name="T4">I did not understand all of the concepts behind it in depth.</text:span> <text:span text:style-name="T4">Writing a tutorial for it allowed me to explore why the framework makes certain choices in the technologies and approaches it chooses. An example of this is how maven </text:span></text:p>
      <text:p text:style-name="P4">What does the experience suggest to you about your strengths?<text:span text:style-name="T1"> </text:span></text:p>
      <text:p text:style-name="P4">What does the experience suggest to you about your weaknesses and opportunities for development?</text:p>
      <text:p text:style-name="P4">How and where might I use my new knowledge and experience? 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 Bold" svg:font-family="'Source Han Sans CN Bold'" style:font-family-generic="swiss" style:font-pitch="variable"/>
    <style:font-face style:name="Source Han Sans CN Regular" svg:font-family="'Source Han Sans CN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1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1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0:29:07.895963451</meta:creation-date>
    <meta:generator>LibreOffice/4.4.5.2$Linux_X86_64 LibreOffice_project/40$Build-2</meta:generator>
    <dc:date>2015-12-03T12:42:21.369887252</dc:date>
    <meta:editing-duration>PT37M3S</meta:editing-duration>
    <meta:editing-cycles>19</meta:editing-cycles>
    <meta:document-statistic meta:table-count="0" meta:image-count="0" meta:object-count="0" meta:page-count="1" meta:paragraph-count="12" meta:word-count="171" meta:character-count="1006" meta:non-whitespace-character-count="838"/>
  </office:meta>
</office:document-meta>
</file>